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er Roman" svg:font-family="'Times Newer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4pt" officeooo:rsid="000ca92b" officeooo:paragraph-rsid="000ca92b" style:font-size-asian="14pt" style:font-size-complex="14pt"/>
    </style:style>
    <style:style style:name="P2" style:family="paragraph" style:parent-style-name="Standard">
      <style:text-properties style:font-name="DejaVu Sans Mono" fo:font-size="14pt" officeooo:rsid="000c71df" officeooo:paragraph-rsid="000c71df" style:font-size-asian="14pt" style:font-size-complex="14pt"/>
    </style:style>
    <style:style style:name="P3" style:family="paragraph" style:parent-style-name="Standard">
      <style:text-properties style:font-name="DejaVu Sans Mono" fo:font-size="14pt" officeooo:paragraph-rsid="000ca92b" style:font-size-asian="14pt" style:font-size-complex="14pt"/>
    </style:style>
    <style:style style:name="P4" style:family="paragraph" style:parent-style-name="Standard">
      <style:text-properties style:font-name="DejaVu Sans Mono" fo:font-size="14pt" officeooo:rsid="000ce448" officeooo:paragraph-rsid="000ce448" style:font-size-asian="14pt" style:font-size-complex="14pt"/>
    </style:style>
    <style:style style:name="P5" style:family="paragraph" style:parent-style-name="Standard">
      <style:text-properties style:font-name="DejaVu Sans Mono" fo:font-size="14pt" officeooo:rsid="000d717a" officeooo:paragraph-rsid="000f31c6" style:font-size-asian="14pt" style:font-size-complex="14pt"/>
    </style:style>
    <style:style style:name="P6" style:family="paragraph" style:parent-style-name="Standard">
      <style:text-properties style:font-name="DejaVu Sans Mono" fo:font-size="14pt" officeooo:rsid="000e042c" officeooo:paragraph-rsid="000e042c" style:font-size-asian="14pt" style:font-size-complex="14pt"/>
    </style:style>
    <style:style style:name="P7" style:family="paragraph" style:parent-style-name="Standard">
      <style:text-properties style:font-name="DejaVu Sans Mono" fo:font-size="14pt" officeooo:rsid="000f31c6" officeooo:paragraph-rsid="000f31c6" style:font-size-asian="14pt" style:font-size-complex="14pt"/>
    </style:style>
    <style:style style:name="P8" style:family="paragraph" style:parent-style-name="Standard">
      <style:text-properties style:font-name="DejaVu Sans Mono" fo:font-size="14pt" officeooo:rsid="000e6e32" officeooo:paragraph-rsid="000e6e32" style:font-size-asian="14pt" style:font-size-complex="14pt"/>
    </style:style>
    <style:style style:name="P9" style:family="paragraph" style:parent-style-name="Standard">
      <style:text-properties style:font-name="DejaVu Sans Mono" fo:font-size="14pt" officeooo:rsid="000ca92b" style:font-size-asian="14pt" style:font-size-complex="14pt"/>
    </style:style>
    <style:style style:name="P10" style:family="paragraph" style:parent-style-name="Standard">
      <style:text-properties style:font-name="DejaVu Sans Mono" fo:font-size="14pt" officeooo:rsid="000ca92b" officeooo:paragraph-rsid="000ca92b" style:font-size-asian="14pt" style:font-size-complex="14pt"/>
    </style:style>
    <style:style style:name="P11" style:family="paragraph" style:parent-style-name="Standard">
      <style:text-properties style:font-name="DejaVu Sans Mono" fo:font-size="14pt" officeooo:rsid="000c71df" officeooo:paragraph-rsid="0011450f" style:font-size-asian="14pt" style:font-size-complex="14pt"/>
    </style:style>
    <style:style style:name="P12" style:family="paragraph" style:parent-style-name="Standard">
      <style:text-properties style:font-name="DejaVu Sans Mono" fo:font-size="14pt" officeooo:rsid="000ce448" officeooo:paragraph-rsid="000ce448" style:font-size-asian="14pt" style:font-size-complex="14pt"/>
    </style:style>
    <style:style style:name="P13" style:family="paragraph" style:parent-style-name="Standard">
      <style:text-properties style:font-name="DejaVu Sans Mono" fo:font-size="14pt" officeooo:rsid="000e042c" officeooo:paragraph-rsid="0014e6aa" style:font-size-asian="14pt" style:font-size-complex="14pt"/>
    </style:style>
    <style:style style:name="P14" style:family="paragraph" style:parent-style-name="Standard">
      <style:text-properties style:font-name="DejaVu Sans Mono" fo:font-size="14pt" officeooo:rsid="000e042c" officeooo:paragraph-rsid="000e042c" style:font-size-asian="14pt" style:font-size-complex="14pt"/>
    </style:style>
    <style:style style:name="P15" style:family="paragraph" style:parent-style-name="Standard">
      <style:text-properties style:font-name="DejaVu Sans Mono" fo:font-size="14pt" officeooo:rsid="00145e77" officeooo:paragraph-rsid="00145e77" style:font-size-asian="14pt" style:font-size-complex="14pt"/>
    </style:style>
    <style:style style:name="P16" style:family="paragraph" style:parent-style-name="Standard">
      <style:text-properties style:font-name="DejaVu Sans Mono" fo:font-size="14pt" officeooo:rsid="0014e6aa" officeooo:paragraph-rsid="0014e6aa" style:font-size-asian="14pt" style:font-size-complex="14pt"/>
    </style:style>
    <style:style style:name="P17" style:family="paragraph" style:parent-style-name="Standard">
      <style:text-properties style:font-name="DejaVu Sans Mono" fo:font-size="14pt" officeooo:rsid="00180aa8" officeooo:paragraph-rsid="000d717a" style:font-size-asian="14pt" style:font-size-complex="14pt"/>
    </style:style>
    <style:style style:name="P18" style:family="paragraph" style:parent-style-name="Standard">
      <style:text-properties style:font-name="DejaVu Sans Mono" fo:font-size="14pt" officeooo:rsid="001a70eb" officeooo:paragraph-rsid="000e6e32" style:font-size-asian="14pt" style:font-size-complex="14pt"/>
    </style:style>
    <style:style style:name="P19" style:family="paragraph" style:parent-style-name="Standard">
      <style:text-properties style:font-name="DejaVu Sans Mono" fo:font-size="14pt" officeooo:rsid="001a70eb" officeooo:paragraph-rsid="001a70eb" style:font-size-asian="14pt" style:font-size-complex="14pt"/>
    </style:style>
    <style:style style:name="P20" style:family="paragraph" style:parent-style-name="Standard">
      <style:text-properties officeooo:paragraph-rsid="000f31c6"/>
    </style:style>
    <style:style style:name="P21" style:family="paragraph" style:parent-style-name="Standard">
      <style:text-properties officeooo:paragraph-rsid="000ca92b"/>
    </style:style>
    <style:style style:name="P22" style:family="paragraph" style:parent-style-name="Standard">
      <style:text-properties officeooo:paragraph-rsid="000ce448"/>
    </style:style>
    <style:style style:name="P23" style:family="paragraph" style:parent-style-name="Standard">
      <style:text-properties officeooo:paragraph-rsid="0012b4ed"/>
    </style:style>
    <style:style style:name="P24" style:family="paragraph" style:parent-style-name="Standard">
      <style:text-properties officeooo:rsid="0012b4ed" officeooo:paragraph-rsid="0012b4ed"/>
    </style:style>
    <style:style style:name="P25" style:family="paragraph" style:parent-style-name="Standard">
      <style:text-properties officeooo:paragraph-rsid="00145e77"/>
    </style:style>
    <style:style style:name="P26" style:family="paragraph" style:parent-style-name="Standard">
      <style:text-properties officeooo:rsid="0014e6aa" officeooo:paragraph-rsid="0014e6aa"/>
    </style:style>
    <style:style style:name="P27" style:family="paragraph" style:parent-style-name="Standard">
      <style:text-properties officeooo:paragraph-rsid="001621e3"/>
    </style:style>
    <style:style style:name="P28" style:family="paragraph" style:parent-style-name="Standard">
      <style:text-properties officeooo:paragraph-rsid="0019a7f7"/>
    </style:style>
    <style:style style:name="P29" style:family="paragraph" style:parent-style-name="Standard">
      <style:text-properties officeooo:paragraph-rsid="001a70eb"/>
    </style:style>
    <style:style style:name="T1" style:family="text">
      <style:text-properties officeooo:rsid="000ca92b"/>
    </style:style>
    <style:style style:name="T2" style:family="text">
      <style:text-properties style:font-name="DejaVu Sans Mono" fo:font-size="14pt" style:font-size-asian="14pt" style:font-size-complex="14pt"/>
    </style:style>
    <style:style style:name="T3" style:family="text">
      <style:text-properties style:font-name="DejaVu Sans Mono" fo:font-size="14pt" officeooo:rsid="000c71df" style:font-size-asian="14pt" style:font-size-complex="14pt"/>
    </style:style>
    <style:style style:name="T4" style:family="text">
      <style:text-properties style:font-name="DejaVu Sans Mono" fo:font-size="14pt" officeooo:rsid="0011450f" style:font-size-asian="14pt" style:font-size-complex="14pt"/>
    </style:style>
    <style:style style:name="T5" style:family="text">
      <style:text-properties style:font-name="DejaVu Sans Mono" fo:font-size="14pt" officeooo:rsid="000ca92b" style:font-size-asian="14pt" style:font-size-complex="14pt"/>
    </style:style>
    <style:style style:name="T6" style:family="text">
      <style:text-properties style:font-name="DejaVu Sans Mono" fo:font-size="14pt" officeooo:rsid="000ce448" style:font-size-asian="14pt" style:font-size-complex="14pt"/>
    </style:style>
    <style:style style:name="T7" style:family="text">
      <style:text-properties style:font-name="DejaVu Sans Mono" fo:font-size="14pt" officeooo:rsid="0012b4ed" style:font-size-asian="14pt" style:font-size-complex="14pt"/>
    </style:style>
    <style:style style:name="T8" style:family="text">
      <style:text-properties style:font-name="DejaVu Sans Mono" fo:font-size="14pt" officeooo:rsid="00145e77" style:font-size-asian="14pt" style:font-size-complex="14pt"/>
    </style:style>
    <style:style style:name="T9" style:family="text">
      <style:text-properties style:font-name="DejaVu Sans Mono" fo:font-size="14pt" officeooo:rsid="0014e6aa" style:font-size-asian="14pt" style:font-size-complex="14pt"/>
    </style:style>
    <style:style style:name="T10" style:family="text">
      <style:text-properties style:font-name="DejaVu Sans Mono" fo:font-size="14pt" officeooo:rsid="001621e3" style:font-size-asian="14pt" style:font-size-complex="14pt"/>
    </style:style>
    <style:style style:name="T11" style:family="text">
      <style:text-properties style:font-name="DejaVu Sans Mono" fo:font-size="14pt" officeooo:rsid="0019a7f7" style:font-size-asian="14pt" style:font-size-complex="14pt"/>
    </style:style>
    <style:style style:name="T12" style:family="text">
      <style:text-properties style:font-name="DejaVu Sans Mono" fo:font-size="14pt" officeooo:rsid="001a70eb" style:font-size-asian="14pt" style:font-size-complex="14pt"/>
    </style:style>
    <style:style style:name="T13" style:family="text">
      <style:text-properties style:font-name="DejaVu Sans Mono" fo:font-size="14pt" fo:font-weight="bold" officeooo:rsid="000f31c6" style:font-size-asian="14pt" style:font-weight-asian="bold" style:font-size-complex="14pt" style:font-weight-complex="bold"/>
    </style:style>
    <style:style style:name="T14" style:family="text">
      <style:text-properties style:font-name="DejaVu Sans Mono" fo:font-size="14pt" fo:font-weight="bold" officeooo:rsid="0011450f" style:font-size-asian="14pt" style:font-weight-asian="bold" style:font-size-complex="14pt" style:font-weight-complex="bold"/>
    </style:style>
    <style:style style:name="T15" style:family="text">
      <style:text-properties officeooo:rsid="000f31c6"/>
    </style:style>
    <style:style style:name="T16" style:family="text">
      <style:text-properties fo:color="#000000" style:font-name="Times Newer Roman" style:font-name-complex="Times New Roman"/>
    </style:style>
    <style:style style:name="T17" style:family="text">
      <style:text-properties fo:color="#000000" style:font-name-complex="Times New Roman"/>
    </style:style>
    <style:style style:name="T18" style:family="text">
      <style:text-properties fo:color="#000000" officeooo:rsid="0011450f" style:font-name-complex="Times New Roman"/>
    </style:style>
    <style:style style:name="T19" style:family="text">
      <style:text-properties officeooo:rsid="0011450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14e6aa"/>
    </style:style>
    <style:style style:name="T22" style:family="text">
      <style:text-properties officeooo:rsid="001621e3"/>
    </style:style>
    <style:style style:name="T23" style:family="text">
      <style:text-properties officeooo:rsid="0019a7f7"/>
    </style:style>
    <style:style style:name="T24" style:family="text">
      <style:text-properties officeooo:rsid="001a70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сладй</text:p>
      <text:p text:style-name="Standard"><text:span text:style-name="T3">Здравствуйте, я Корецкий Алексей Олегович ученик инженерного класса </text:span><text:span text:style-name="T4">десятой</text:span><text:span text:style-name="T3"> параллели гимназии номер 16 французская города Новосибирска представляю свой проект под названием стоп-стресс!</text:span></text:p>
      <text:p text:style-name="P9"/>
      <text:p text:style-name="P11"><text:span text:style-name="T1">проблемма(на которую направлен мой проект (это)): </text:span>высокая стрессогенность среды, при которой человеку трудно приспосабливаться</text:p>
      <text:p text:style-name="P20"><text:span text:style-name="T13">Актуальность </text:span><text:span text:style-name="T14">данной работы потверждается опросом проведённого исследовательским центром РОМИР, основные результаты представлены на слайде.</text:span></text:p>
      <text:p text:style-name="P2"/>
      <text:p text:style-name="P3"><text:span text:style-name="T1">Цель </text:span><text:span text:style-name="T19">данного проекта</text:span><text:span text:style-name="T1">: </text:span>разработать программно-аппаратное решение (ПАР), основанное на биологической обратной связи (БОС) для снижение уровня стресса.</text:p>
      <text:p text:style-name="P3"/>
      <text:p text:style-name="P7">Конечный продукт должен представлять из себя аппаратную<text:span text:style-name="T16"> </text:span><text:span text:style-name="T17">часть, считывающаю 2 биологических показателя, ПО для ПК, визуализирующее данные </text:span><text:span text:style-name="T18">и </text:span><text:span text:style-name="T17">проводящее тренинг с возможность индивидуальной настройки.</text:span></text:p>
      <text:p text:style-name="P3"/>
      <text:p text:style-name="P1">2. сладй</text:p>
      <text:p text:style-name="P21"><text:span text:style-name="T5"><text:s/></text:span><text:span text:style-name="T4">В начале работы над проектом, </text:span><text:span text:style-name="T5">был проведён анализ существующих аналогов.</text:span></text:p>
      <text:p text:style-name="P1"/>
      <text:p text:style-name="P1">Краткая сравнительная таблица представлена на слайде.</text:p>
      <text:p text:style-name="P1"/>
      <text:p text:style-name="P22"><text:span text:style-name="T4">Сделанный вывод на данном этапе: предлагаемое</text:span><text:span text:style-name="T5"> решение отличается методом определения уровня стресса, а так же </text:span><text:span text:style-name="T4">простотой</text:span><text:span text:style-name="T5"> устройств</text:span><text:span text:style-name="T4">а и</text:span><text:span text:style-name="T6"> низк</text:span><text:span text:style-name="T4">ой</text:span><text:span text:style-name="T6"> цена. </text:span></text:p>
      <text:p text:style-name="P4"/>
      <text:p text:style-name="P4"/>
      <text:p text:style-name="P4"><text:span text:style-name="T20">3.СЛАЙД</text:span></text:p>
      <text:p text:style-name="P23"><text:span text:style-name="T7">Наа следующем шаге, было проведено теоретическое обоснование заявленого функционала. К</text:span><text:span text:style-name="T6">онцептуальная схема роботы программно-аппаратного комплекса </text:span><text:span text:style-name="T7">представлена на слайде.</text:span></text:p>
      <text:p text:style-name="P23"><text:span text:style-name="T7">Мы используем технологию Биологической обратной связи, предоставляя комплекс профилактических процедур, в ходе которых человек развивает навыки саморегуляции, посредством </text:span><text:soft-page-break/><text:span text:style-name="T7">внешней цепи обратной связи, предъявляя информацию о его биопараметрах.</text:span></text:p>
      <text:p text:style-name="P23"><text:span text:style-name="T7"/></text:p>
      <text:p text:style-name="P23"><text:span text:style-name="T7">На основе ряда исследований на <text:s/></text:span><text:span text:style-name="T6">ресурсе </text:span><text:span text:style-name="T7">Национальн</text:span><text:span text:style-name="T6">ого</text:span><text:span text:style-name="T7"> центр</text:span><text:span text:style-name="T6">а</text:span><text:span text:style-name="T7"> биотехнологической информации США показано, что </text:span><text:span text:style-name="T6">температура кончиков пальцев, и напряжение лобных мышц могут <text:s/>быть использованы, как маркер, говорящий о некотором уровне стресса.</text:span></text:p>
      <text:p text:style-name="P24"><text:span text:style-name="T6">П</text:span><text:span text:style-name="T2">оэтому с помощью БОС, мы надеемся определ</text:span><text:span text:style-name="T8">ять и снижать уровень стресса</text:span></text:p>
      <text:p text:style-name="P17"/>
      <text:p text:style-name="P28"><text:span text:style-name="T11">Для повышения эффективности методики, мы используем игровой формат с соревновательной с самим собой составляющей.</text:span></text:p>
      <text:p text:style-name="P28"><text:span text:style-name="T11"/></text:p>
      <text:p text:style-name="P28"><text:span text:style-name="T11">Задача пользователя максимально согреть пальцы рук и раслабить мышцы лба, чтобы от арктической пустыни и бурного моря доплыть до тропического пляжа с чистым небом.</text:span></text:p>
      <text:p text:style-name="P15">4.</text:p>
      <text:p text:style-name="P25"><text:span text:style-name="T8">Последующий блок работы представляет разработку ПАР.На слайде представлена краткая информация о Программной части </text:span><text:span text:style-name="T12">решения</text:span><text:span text:style-name="T8">.</text:span></text:p>
      <text:p text:style-name="P15">Для разработки ви<text:span text:style-name="T24">у</text:span>ализатора, использован язык Java, с использование фреймворка Processing Api для разработки интерактивной среды. Следующие методы были использованы:</text:p>
      <text:p text:style-name="P25"><text:span text:style-name="T8">* Методы численное моделирование несжимаемой ньютоновской жидкости на основе дифференциального уравнения Навье стокса в частных производных посредством приведения уравнения к дискретной форме</text:span></text:p>
      <text:p text:style-name="P15">* Методы компьютерной графики для рендеринга перспективного изображения, прямое и обратное проекцирование, смешивание и наложение цветов, <text:span text:style-name="T21">маски</text:span></text:p>
      <text:p text:style-name="P25"><text:span text:style-name="T8">* Методы рекурсивной графики для отрисовки деревьев</text:span></text:p>
      <text:p text:style-name="P25"><text:span text:style-name="T8">* Методы рендеринга векторной графики, градиенты</text:span></text:p>
      <text:p text:style-name="P25"><text:span text:style-name="T8">* Метод скелетной анимации для деревьев</text:span></text:p>
      <text:p text:style-name="P25"><text:span text:style-name="T8">* Метод генерации шума Перлина, для текстуры облаков</text:span></text:p>
      <text:p text:style-name="P25"><text:span text:style-name="T8">* Методы генетических(эволюционных) и символьных алгоритмов оптимизации с локальным поиском лучших решением, для составление уникальной функции берегового рельефа</text:span></text:p>
      <text:p text:style-name="P25"><text:span text:style-name="T8">* </text:span><text:span text:style-name="T9">Методы математического анализа для выведения уравнения развития берегового рельефа</text:span></text:p>
      <text:p text:style-name="P25"><text:span text:style-name="T9">* Методы компьютерной графики для создания интерфейса</text:span></text:p>
      <text:p text:style-name="P25"><text:soft-page-break/><text:span text:style-name="T9"/></text:p>
      <text:p text:style-name="P26"><text:span text:style-name="T2">Особенность подхода к рендерингу пейзажа, заключается в полностью математическом, стохастическом и динамическому подходу. Каждый кадр уникален и не использует растровые изображения(исключая элементы интерфейса). Это позволяет удерживать внимание пользователя и предоставить ему возможность <text:s/>раслабиться.</text:span></text:p>
      <text:p text:style-name="P15"/>
      <text:p text:style-name="P29"><text:span text:style-name="T12">Прогрмма позволяет визуализировать графики сигналов, устанавливать пороговые значения, сохранять все данные сеанса, а также заружать их, для отображения строки состояния прошлого тренинга, для сравнения и соревнования с самим мобой.</text:span></text:p>
      <text:p text:style-name="P19"/>
      <text:p text:style-name="P6">4. После разработки ПО я начал разрабатывать своё устройство</text:p>
      <text:p text:style-name="P16">Вторая чать практической части посвещена разработке аппаратной части. На этапе проектирования мы используем …</text:p>
      <text:p text:style-name="P16">Програмноаппаратную платформу ардуино</text:p>
      <text:p text:style-name="P16">Методо электромиографии</text:p>
      <text:p text:style-name="P6"/>
      <text:p text:style-name="P13">5.</text:p>
      <text:p text:style-name="P13"><text:span text:style-name="T21">Подведение итогов.</text:span></text:p>
      <text:p text:style-name="P13">На данный момент разработан<text:span text:style-name="T21">о</text:span> ПАР для понижения уровня стресса, <text:span text:style-name="T21">и в ближайшем месяц</text:span><text:span text:style-name="T22">е</text:span><text:span text:style-name="T21"> мы планируем проведение апробации </text:span><text:span text:style-name="T22">на базе нашей школы, для потверждения правильного фунционирования устройства. Тестирование проводилось только на себе и родных, и показало работоспособность в стрессовых ситуациях, таких как подготовка к экзаменам, конкурсам, олимпиадам.</text:span></text:p>
      <text:p text:style-name="P27"><text:span text:style-name="T10">В случае успешной апробации планируется разработка готового к производству и продаже продукта, и его распространение.</text:span></text:p>
      <text:p text:style-name="P27"><text:span text:style-name="T10"/></text:p>
      <text:p text:style-name="P13"/>
      <text:p text:style-name="P6">на слайде представлены <text:span text:style-name="T15">некоторые сохранёные</text:span> сохранённые тестовые сеансы</text:p>
      <text:p text:style-name="P6">А также собранное устройство на макетной плате и в собранном <text:span text:style-name="T15">прототипе</text:span> виде.</text:p>
      <text:p text:style-name="P6"/>
      <text:p text:style-name="P6"/>
      <text:p text:style-name="P6"/>
      <text:p text:style-name="P6"><text:soft-page-break/>6.Также хочется высказать особую <text:span text:style-name="T15">б</text:span>лагодарность людям которые помогали мне в работе над проектом, где-то советом, толчком, объяснением,критикой и моральной поддержкой.</text:p>
      <text:p text:style-name="P6">Спасибо моим руководителям</text:p>
      <text:p text:style-name="P6">Спасибо замечательным экспертам, которые не только помогали освоиться в своём направлении, но и выстраивали понимание работы над проектом в целом.</text:p>
      <text:p text:style-name="P6">Спасибо сотрудникам лаборатории Инжевика, благодая им я начал заниматься нейротехнологиями</text:p>
      <text:p text:style-name="P6">Спасибо организации Комсиб за предоставления ПА<text:span text:style-name="T15">К</text:span> ПакЮниор</text:p>
      <text:p text:style-name="P8">Спасибо большое моим друзьям, родным и всем,всем,всем, скем хоть както я говорил о своём проекте. 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er Roman" svg:font-family="'Times Newer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02:33:34.889140071</meta:creation-date>
    <dc:date>2021-02-04T08:05:06.683372177</dc:date>
    <meta:editing-duration>PT15M33S</meta:editing-duration>
    <meta:editing-cycles>6</meta:editing-cycles>
    <meta:generator>LibreOffice/6.4.6.2$Linux_X86_64 LibreOffice_project/40$Build-2</meta:generator>
    <dc:creator>Lune </dc:creator>
    <meta:document-statistic meta:table-count="0" meta:image-count="0" meta:object-count="0" meta:page-count="4" meta:paragraph-count="47" meta:word-count="639" meta:character-count="5185" meta:non-whitespace-character-count="4587"/>
  </office:meta>
</office:document-meta>
</file>